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015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Аналитическая апериодика 1-го поряд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09cm" svg:height="1.431cm" draw:z-index="0"><draw:image xlink:href="../../odt/images/015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</text:span><text:span text:style-name="T2">аналитико-дискретную</text:span><text:span text:style-name="T3"> математическую модель апериодического звена 1-го порядка, непрерывная математическая модель динамики которого описывается линейным обыкновенным дифференциальным уравнением (ОДУ) вида:</text:span></text:p>
            <text:p text:style-name="Text_20_body"><text:span text:style-name="T3"><draw:frame draw:style-name="fr3" draw:name="Объект1" text:anchor-type="as-char" svg:width="5.334cm" svg:height="1.2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,</text:span></text:p>
            <text:p text:style-name="Text_20_body"><text:span text:style-name="T3">где</text:span><text:span text:style-name="T3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</text:span><text:span text:style-name="T4"> i-</text:span><text:span text:style-name="T5">ый элемент входного сигнала в блок,</text:span><text:span text:style-name="T5"><draw:frame draw:style-name="fr3" draw:name="Объект6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элемент вектора постоянных времени,</text:span><text:span text:style-name="T3"><draw:frame draw:style-name="fr3" draw:name="Объект3" text:anchor-type="as-char" svg:width="0.58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элемент вектора коэффициентов усиления,</text:span><text:span text:style-name="T3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элемент выходного сигнала из блока.</text:span></text:p>
            <text:p text:style-name="Text_20_body"><text:span text:style-name="T7">Обязательное условие:</text:span><text:span text:style-name="T3"> </text:span><text:span text:style-name="T3"><draw:frame draw:style-name="fr3" draw:name="Объект7" text:anchor-type="as-char" svg:width="1.312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    <text:p text:style-name="Text_20_body">Алгоритм блока реализует вычисление выходного сигнала в <text:span text:style-name="T7">дискретные моменты времени</text:span> (на каждом шаге интегрирования, в том числе и на плохом) по следующему соотношению:</text:p>
            <text:p text:style-name="Text_20_body"><draw:frame draw:style-name="fr3" draw:name="Объект5" text:anchor-type="as-char" svg:width="8.55cm" svg:height="1.2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text:p text:style-name="Text_20_body">где <draw:frame draw:style-name="fr3" draw:name="Объект14" text:anchor-type="as-char" svg:width="0.667cm" svg:height="0.621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–<text:span text:style-name="T9"> </text:span>значение сигнала на выходе блока на <text:span text:style-name="T9">j-</text:span>ом шаге интегрирования,<draw:frame draw:style-name="fr3" draw:name="Объект11" text:anchor-type="as-char" svg:width="1.037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–<text:span text:style-name="T9"> </text:span>значение сигнала на входе блока на <text:span text:style-name="T9">(j+1)-</text:span>ом шаге интегрирования, <draw:frame draw:style-name="fr3" draw:name="Объект12" text:anchor-type="as-char" svg:width="1.351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– текущий шаг интегрирования.</text:p>
            <text:p text:style-name="Text_20_body"><text:span text:style-name="T6">Свойства</text:span>:</text:p>
            <text:list xml:id="list8890999537532575547" text:style-name="L1">
              <text:list-item>
                <text:p text:style-name="P4">Коэффициенты усиления – <text:span text:style-name="T8">вектор </text:span>коэффициентов<draw:frame draw:style-name="fr3" draw:name="Объект8" text:anchor-type="as-char" svg:width="0.58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4">Постоянные времени – вектор постоянных времени <draw:frame draw:style-name="fr3" draw:name="Объект9" text:anchor-type="as-char" svg:width="0.64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4">Начальные условия – вектор начальных значений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list xml:id="list8432696495341134575" text:style-name="L2">
              <text:list-item>
                <text:p text:style-name="P5">Дополнительные входы – указывает наличие дополнительных входов блока.</text:p>
              </text:list-item>
              <text:list-item>
                <text:p text:style-name="P5">Начальные условия берутся из – указатель источника начальных условий блока.</text:p>
              </text:list-item>
            </text:list>
            <text:p text:style-name="Text_20_body">Если в 4-ой диалоговой строке выбрана опция «<text:span text:style-name="T10">Признак трансляции входа</text:span>», то у блока появляется <text:span text:style-name="T10">новый дополнительный входной</text:span> порт, предназначенный для ввода в блок логического управляющего сигнала, где <text:span text:style-name="T7">0</text:span> соответствует преобразованию входного сигнала по базовому алгоритму (см. формулу), а <text:span text:style-name="T7">1</text:span> соответствует <text:span text:style-name="T7">мгновенной</text:span> передаче входного сигнала на выход блока (без преобразования).</text:p>
            <text:p text:style-name="Text_20_body">Если в 4-ой диалоговой строке выбрана опция «<text:span text:style-name="T10">Постоянные времени через порты</text:span>», то у блока появляется новый дополнительный входной порт (второй или третий), предназначенный для ввода в блок значений постоянной времени звена. Это, например, позволяет динамически изменять постоянные времени звена в процессе моделирования.</text:p>
            <text:p text:style-name="Text_20_body">Если в 5-ой диалоговой строке выбрана опция из «<text:span text:style-name="T10">Параметров блока</text:span>», то начальное условие берется из 3-ей диалоговой строки.</text:p>
            <text:p text:style-name="Text_20_body">Если в 5-ой диалоговой строке выбрана опция из «<text:span text:style-name="T10">Входа</text:span>» (значение по умолчанию), то начальное условие берется из 1-го входного порта на <text:span text:style-name="T10">нулевом</text:span> шаге расчета («на старте»).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налитическая апериодика 1-го порядка</dc:title>
    <dc:date>2012-03-30T15:46:29.37</dc:date>
    <meta:generator>OpenOffice_Beta/4.1.0$Win32 OpenOffice.org_project/410m14$Build-9760</meta:generator>
    <meta:editing-duration>PT2H13M27S</meta:editing-duration>
    <meta:editing-cycles>53</meta:editing-cycles>
    <meta:document-statistic meta:table-count="1" meta:image-count="2" meta:object-count="13" meta:page-count="2" meta:paragraph-count="23" meta:word-count="297" meta:character-count="2179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cdot {{dy_i(t)}over{dt}} + y_i(t) = k_i cdot u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row>
      <msub>
        <mi>x</mi>
        <mrow>
          <mrow>
            <mi>j</mi>
            <mo stretchy="false">+</mo>
            <mn>1</mn>
          </mrow>
        </mrow>
      </msub>
    </mrow>
    <annotation encoding="StarMath 5.0">x_{j+1}</annotation>
  </semantics>
</math>
</file>

<file path=Object 12/content.xml><?xml version="1.0" encoding="utf-8"?>
<math xmlns="http://www.w3.org/1998/Math/MathML">
  <semantics>
    <mrow>
      <mo stretchy="false">Δ</mo>
      <msub>
        <mi>t</mi>
        <mrow>
          <mrow>
            <mi>j</mi>
            <mo stretchy="false">+</mo>
            <mn>1</mn>
          </mrow>
        </mrow>
      </msub>
    </mrow>
    <annotation encoding="StarMath 5.0">%DELTA t_{j+1}</annotation>
  </semantics>
</math>
</file>

<file path=Object 14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sub>
          <mi>y</mi>
          <mrow>
            <mrow>
              <mi>j</mi>
              <mo stretchy="false">+</mo>
              <mn>1</mn>
            </mrow>
          </mrow>
        </msub>
        <mo stretchy="false">=</mo>
        <mrow>
          <mrow>
            <mi>k</mi>
            <mo stretchy="false">⋅</mo>
            <msub>
              <mi>u</mi>
              <mrow>
                <mrow>
                  <mi>j</mi>
                  <mo stretchy="false">+</mo>
                  <mn>1</mn>
                </mrow>
              </mrow>
            </msub>
          </mrow>
          <mo stretchy="false">+</mo>
          <mrow>
            <mrow>
              <mo stretchy="false">(</mo>
              <mrow>
                <mrow>
                  <msub>
                    <mi>y</mi>
                    <mi>j</mi>
                  </msub>
                  <mo stretchy="false">−</mo>
                  <mrow>
                    <mi>k</mi>
                    <mo stretchy="false">⋅</mo>
                    <msub>
                      <mi>u</mi>
                      <mrow>
                        <mrow>
                          <mi>j</mi>
                          <mo stretchy="false">+</mo>
                          <mn>1</mn>
                        </mrow>
                      </mrow>
                    </msub>
                  </mrow>
                </mrow>
              </mrow>
              <mo stretchy="false">)</mo>
            </mrow>
            <mo stretchy="false">⋅</mo>
            <mi>exp</mi>
          </mrow>
        </mrow>
      </mrow>
      <mrow>
        <mo stretchy="false">(</mo>
        <mrow>
          <mrow>
            <mo stretchy="false">−</mo>
            <mrow>
              <mfrac>
                <mrow>
                  <mo stretchy="false">Δ</mo>
                  <msub>
                    <mi>t</mi>
                    <mrow>
                      <mrow>
                        <mi>j</mi>
                        <mo stretchy="false">+</mo>
                        <mn>1</mn>
                      </mrow>
                    </mrow>
                  </msub>
                </mrow>
                <mrow>
                  <mi>T</mi>
                </mrow>
              </mfrac>
            </mrow>
          </mrow>
        </mrow>
        <mo stretchy="false">)</mo>
      </mrow>
    </mrow>
    <annotation encoding="StarMath 5.0">y_{j+1} = k cdot u_{j+1} + (y_j - k cdot u_{j+1}) cdot exp(- {{%DELTA t_{j+1}} over {T}} )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